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85" officeooo:paragraph-rsid="000f2a85"/>
    </style:style>
    <style:style style:name="P2" style:family="paragraph" style:parent-style-name="Standard">
      <style:text-properties officeooo:rsid="001150cf" officeooo:paragraph-rsid="001150cf"/>
    </style:style>
    <style:style style:name="T1" style:family="text">
      <style:text-properties officeooo:rsid="000f6cff"/>
    </style:style>
    <style:style style:name="T2" style:family="text">
      <style:text-properties officeooo:rsid="00115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beChief</text:p>
      <text:p text:style-name="P1"/>
      <text:p text:style-name="P1">Challange tribe chief to gain respect and opt dragon essence</text:p>
      <text:p text:style-name="P1">Each time you beat him he becomes slightly stronger, it also changes how he addresses you.</text:p>
      <text:p text:style-name="P1">Ideas:</text:p>
      <text:p text:style-name="P1">1:<text:tab/>He ask questions what you prefer and changes slightly to accommodate.</text:p>
      <text:p text:style-name="P1">2:<text:tab/>He is “gender locked” so changes made after battle slowly revert, e.g. you manged to change is gender now he is female/doll, but when you come back after a couple of days he is male again. But <text:s/>if you beat him enough he will ask what gender you prefer and change gender lock to accommodate</text:p>
      <text:p text:style-name="P1">3:<text:tab/>Beat him enough and you can become chief, which grants you income, manpower, <text:span text:style-name="T1">title, etc..</text:span></text:p>
      <text:p text:style-name="P1"/>
      <text:p text:style-name="P1">TribeChief wife</text:p>
      <text:p text:style-name="P1">Former alpha male who tried beat TribeChief but had to submit due not being strong enough got changed to female to carry Chiefs children.</text:p>
      <text:p text:style-name="P1">Ideas:</text:p>
      <text:p text:style-name="P1">1:<text:tab/>Beat Chief enough had you can change the relationship?</text:p>
      <text:p text:style-name="P1">2:<text:tab/>Make her submit to you instead.</text:p>
      <text:p text:style-name="P1">3:<text:tab/>Change her back? Make her herm?</text:p>
      <text:p text:style-name="P1">4:<text:tab/>Beat Chief enough to take them both as breeding sluts</text:p>
      <text:p text:style-name="P1">5:<text:tab/>Help her grow back confidence by allowing her to dom you? Later plot to overthrow chief.(Rematch but rigged e.g. poison)</text:p>
      <text:p text:style-name="P1"/>
      <text:p text:style-name="P1">Tribeshop</text:p>
      <text:p text:style-name="P1">Ideas:</text:p>
      <text:p text:style-name="P1">1:<text:tab/><text:span text:style-name="T2">B</text:span>eating chief grants discount.</text:p>
      <text:p text:style-name="P2">2:<text:tab/>Gives quests which also grants discount</text:p>
      <text:p text:style-name="P1">Ideas for items to bu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38:17.623102811</meta:creation-date>
    <dc:date>2019-01-14T17:03:22.185585819</dc:date>
    <meta:editing-duration>PT11M4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20" meta:word-count="214" meta:character-count="1196" meta:non-whitespace-character-count="1001"/>
  </office:meta>
</office:document-meta>
</file>